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7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T1" style:family="text">
      <style:text-properties officeooo:rsid="0004ff9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<text:bookmark-start text:name="__RefHeading___Toc74341_568116350"/>T<text:span text:style-name="T1">s</text:span>able of Contents<text:bookmark-end text:name="__RefHeading___Toc74341_568116350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74341_568116350" text:style-name="Index_20_Link" text:visited-style-name="Index_20_Link">Table of Contents</text:a></text:p>
        </text:index-body>
      </text:table-of-conten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7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3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2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2" fo:font-family="Helvetica" style:font-style-name="Regular" style:font-family-generic="swiss" style:font-pitch="variable" fo:font-size="16pt" fo:language="en" fo:country="US" style:font-name-complex="Helvetica2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2" fo:font-family="Helvetica" style:font-style-name="Regular" style:font-family-generic="swiss" style:font-pitch="variable" fo:language="en" fo:country="US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" fo:font-family="Helvetica" style:font-style-name="Oblique" style:font-family-generic="swiss" style:font-pitch="variable" fo:font-size="16pt" fo:language="en" fo:country="US" fo:font-style="italic" fo:font-weight="normal" style:font-name-complex="Helvetica2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Normal" style:default-outline-level="1" style:list-style-name="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" fo:font-family="Helvetica" style:font-style-name="Oblique" style:font-family-generic="swiss" style:font-pitch="variable" fo:font-size="18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2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6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list-style-name="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4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list-style-name="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5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4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2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1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7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style:font-name="Noto Sans4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2" fo:font-family="'Noto Serif'" style:font-style-name="Regular" style:font-family-generic="roman" style:font-pitch="variable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0-12-01T14:45:10.788706897</dc:date>
    <dc:creator>David Snow</dc:creator>
    <meta:editing-duration>PT5M53S</meta:editing-duration>
    <meta:editing-cycles>5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" meta:word-count="6" meta:character-count="35" meta:non-whitespace-character-count="31"/>
  </office:meta>
</office:document-meta>
</file>